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ffffcc" style:font-size-asian="13pt" style:font-size-complex="13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4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1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2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3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4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16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7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9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2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8pt" fo:font-style="normal" style:text-underline-style="none" fo:font-weight="normal" style:text-blinking="false" fo:background-color="transparent" style:font-size-asian="18pt" style:language-asian="ja" style:country-asian="JP" style:font-size-complex="18pt"/>
    </style:style>
    <style:style style:name="P2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23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2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italic" style:text-underline-style="none" fo:font-weight="bold" style:text-blinking="false" fo:background-color="#ffffcc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2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ffffcc" style:font-size-asian="13pt" style:font-size-complex="13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 style:language-asian="ja" style:country-asian="JP"/>
    </style:style>
    <style:style style:name="T6" style:family="text">
      <style:text-properties fo:font-variant="normal" fo:text-transform="none" fo:color="#0000ff" style:font-name="Arimo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8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tyle-asian="normal" style:font-weight-asian="normal"/>
    </style:style>
    <style:style style:name="T9" style:family="text">
      <style:text-properties fo:color="#0000ff" style:font-name="Arimo" fo:letter-spacing="normal" style:text-underline-style="solid" style:text-underline-width="auto" style:text-underline-color="font-color"/>
    </style:style>
    <style:style style:name="T10" style:family="text">
      <style:text-properties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1" style:family="text">
      <style:text-properties style:font-name="Arimo" fo:letter-spacing="normal"/>
    </style:style>
    <style:style style:name="T12" style:family="text">
      <style:text-properties style:font-name="Arimo" fo:letter-spacing="normal" fo:font-weight="bold" style:font-weight-asian="bold" style:font-weight-complex="bold"/>
    </style:style>
    <style:style style:name="T13" style:family="text">
      <style:text-properties style:font-name="Arimo" fo:letter-spacing="normal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etter-spacing="normal"/>
    </style:style>
    <style:style style:name="T15" style:family="text">
      <style:text-properties fo:letter-spacing="normal" style:font-name-asian="Arimo" style:font-size-asian="11pt" style:font-style-asian="normal" style:font-weight-asian="normal"/>
    </style:style>
    <style:style style:name="T16" style:family="text">
      <style:text-properties fo:letter-spacing="normal" style:font-name-asian="Arimo" style:font-style-asian="normal" style:font-weight-asian="normal"/>
    </style:style>
    <style:style style:name="T17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---------------------------------------------------------------------- [20190810_143505]</text:p>
      <text:p text:style-name="P1"><text:span text:style-name="T11">myself] res freeJVEMV6 52#7 29 / 52. </text:span><text:span text:style-name="T15">自然観察 </text:span><text:span text:style-name="T11">n.o. / 7. </text:span><text:span text:style-name="T15">鳥 </text:span><text:span text:style-name="T11">birds / </text:span><text:span text:style-name="T14">20190810_143505</text:span></text:p>
      <text:p text:style-name="P1"/>
      <text:list xml:id="list1920683393231425241" text:style-name="L1">
        <text:list-item>
          <text:p text:style-name="P10">オオルリ</text:p>
          <text:list>
            <text:list-item>
              <text:p text:style-name="P22"><text:span text:style-name="T1">search </text:span><text:span text:style-name="T4">https://www.youtube.com/results?search_query=</text:span><text:span text:style-name="T5">オオルリ</text:span><text:span text:style-name="T4">+</text:span><text:span text:style-name="T7">鳴き声</text:span> </text:p>
            </text:list-item>
          </text:list>
        </text:list-item>
        <text:list-item>
          <text:p text:style-name="P10">カワラヒワ</text:p>
          <text:list>
            <text:list-item>
              <text:p text:style-name="P10">search <text:span text:style-name="T9">https://www.youtube.com/results?search_query=カワラヒワ+</text:span><text:span text:style-name="T10">鳴き声</text:span> </text:p>
            </text:list-item>
          </text:list>
        </text:list-item>
      </text:list>
      <text:p text:style-name="P1"/>
      <text:p text:style-name="P3"/>
      <text:p text:style-name="P1">---------------------------------------------------------------------- [20190811_155416]</text:p>
      <text:p text:style-name="P2"><text:span text:style-name="T11">res freeJVEMV6 52#7 </text:span><text:span text:style-name="T12">30</text:span><text:span text:style-name="T11"> / 52. </text:span><text:span text:style-name="T16">自然観察 </text:span><text:span text:style-name="T11">n.o. / 7. </text:span><text:span text:style-name="T16">鳥 </text:span><text:span text:style-name="T11">birds / <text:s/></text:span><text:span text:style-name="T17">20190811_155416</text:span></text:p>
      <text:p text:style-name="P25"/>
      <text:list xml:id="list849043672607116877" text:style-name="L2">
        <text:list-item>
          <text:p text:style-name="P28">ヤマセミ</text:p>
          <text:list>
            <text:list-item>
              <text:p text:style-name="P23"><text:span text:style-name="T1">search </text:span><text:span text:style-name="T4">https://www.youtube.com/results?search_query=</text:span><text:span text:style-name="T2">ヤマセミ</text:span><text:span text:style-name="T4">+</text:span><text:span text:style-name="T7">鳴き声</text:span> </text:p>
            </text:list-item>
          </text:list>
        </text:list-item>
        <text:list-item>
          <text:p text:style-name="P14"/>
        </text:list-item>
      </text:list>
      <text:p text:style-name="P5">[next]</text:p>
      <text:list xml:id="list5089583601547699957" text:style-name="L3">
        <text:list-item>
          <text:p text:style-name="P11">アカショウビン</text:p>
        </text:list-item>
      </text:list>
      <text:p text:style-name="P5">[/ 20190811_163851]</text:p>
      <text:p text:style-name="P4"/>
      <text:p text:style-name="P21"/>
      <text:p text:style-name="P1">---------------------------------------------------------------------- [XXX]</text:p>
      <text:p text:style-name="P2"><text:span text:style-name="T11">myself] res freeJVEMV6 52#7 </text:span><text:span text:style-name="T12">XX</text:span><text:span text:style-name="T11"> / 52. </text:span><text:span text:style-name="T16">自然観察 </text:span><text:span text:style-name="T11">n.o. / 7. </text:span><text:span text:style-name="T16">鳥 </text:span><text:span text:style-name="T11">birds / </text:span><text:span text:style-name="T13">20190813_141428</text:span></text:p>
      <text:p text:style-name="P26"/>
      <text:list xml:id="list1627736899753341728" text:style-name="L7">
        <text:list-item>
          <text:p text:style-name="P12">アカショウビン</text:p>
        </text:list-item>
      </text:list>
      <text:list xml:id="list34761716" text:continue-list="list1920683393231425241" text:style-name="L1">
        <text:list-item>
          <text:list>
            <text:list-item>
              <text:p text:style-name="P22"><text:span text:style-name="T1">search </text:span><text:span text:style-name="T4">https://www.youtube.com/results?search_query=</text:span><text:span text:style-name="T5">アカショウビン</text:span><text:span text:style-name="T4">+</text:span><text:span text:style-name="T7">鳴き声</text:span> </text:p>
            </text:list-item>
          </text:list>
        </text:list-item>
      </text:list>
      <text:p text:style-name="P5"/>
      <text:p text:style-name="P5">[next]</text:p>
      <text:list xml:id="list6716019985137578166" text:style-name="L4">
        <text:list-item>
          <text:p text:style-name="P13">ウグイス</text:p>
        </text:list-item>
      </text:list>
      <text:p text:style-name="P5">[/ XXX]</text:p>
      <text:p text:style-name="P15"/>
      <text:p text:style-name="P21">@@@</text:p>
      <text:p text:style-name="P30">---------------------------------------------------------------------- [XXX]</text:p>
      <text:p text:style-name="P2"><text:span text:style-name="T11">myself] res freeJVEMV6 52#7 </text:span><text:span text:style-name="T12">XX</text:span><text:span text:style-name="T11"> / 52. </text:span><text:span text:style-name="T16">自然観察 </text:span><text:span text:style-name="T11">n.o. / 7. </text:span><text:span text:style-name="T16">鳥 </text:span><text:span text:style-name="T11">birds / </text:span><text:span text:style-name="T13">XXX</text:span></text:p>
      <text:p text:style-name="P27"><text:soft-page-break/></text:p>
      <text:list xml:id="list34774257" text:continue-list="list34761716" text:style-name="L1">
        <text:list-item>
          <text:p text:style-name="P17">XXX</text:p>
          <text:list>
            <text:list-item>
              <text:p text:style-name="P24"><text:span text:style-name="T3">search </text:span><text:span text:style-name="T6">https://www.youtube.com/results?search_query=XXX+</text:span><text:span text:style-name="T8">鳴き声</text:span> </text:p>
            </text:list-item>
          </text:list>
        </text:list-item>
      </text:list>
      <text:p text:style-name="P16"/>
      <text:p text:style-name="P16">[next]</text:p>
      <text:list xml:id="list3234719665264540389" text:style-name="L8">
        <text:list-item>
          <text:p text:style-name="P19"/>
        </text:list-item>
      </text:list>
      <text:p text:style-name="P16">[/ XXX]</text:p>
      <text:p text:style-name="P20"/>
      <text:p text:style-name="P1"><text:bookmark text:name="docs-internal-guid-1cabcd40-7fff-d9c7-98e5-1edb518e84d0"/>----------------------------------- [TEMPLATE]</text:p>
      <text:p text:style-name="P30">---------------------------------------------------------------------- [XXX]</text:p>
      <text:p text:style-name="P2"><text:span text:style-name="T11">myself] res freeJVEMV6 52#7 </text:span><text:span text:style-name="T12">XX</text:span><text:span text:style-name="T11"> / 52. </text:span><text:span text:style-name="T16">自然観察 </text:span><text:span text:style-name="T11">n.o. / 7. </text:span><text:span text:style-name="T16">鳥 </text:span><text:span text:style-name="T11">birds / </text:span><text:span text:style-name="T13">XXX</text:span></text:p>
      <text:p text:style-name="P27"/>
      <text:list xml:id="list34767658" text:continue-list="list34774257" text:style-name="L1">
        <text:list-item>
          <text:p text:style-name="P17">XXX</text:p>
          <text:list>
            <text:list-item>
              <text:p text:style-name="P24"><text:span text:style-name="T3">search </text:span><text:span text:style-name="T6">https://www.youtube.com/results?search_query=XXX+</text:span><text:span text:style-name="T8">鳴き声</text:span> </text:p>
            </text:list-item>
          </text:list>
        </text:list-item>
      </text:list>
      <text:p text:style-name="P16"/>
      <text:p text:style-name="P16">[next]</text:p>
      <text:list xml:id="list34768878" text:continue-list="list5089583601547699957" text:style-name="L3">
        <text:list-item>
          <text:p text:style-name="P18"/>
        </text:list-item>
      </text:list>
      <text:p text:style-name="P16">[/ XXX]</text:p>
      <text:p text:style-name="P16"/>
      <text:p text:style-name="P30">/----------------------------------- [/TEMPLATE]</text:p>
      <text:p text:style-name="Text_20_body"><text:span text:style-name="T1">---------------------------------------------------------------------- [docs] 20190810_144350</text:span><text:line-break/><text:a xlink:type="simple" xlink:href="https://forum.openoffice.org/en/forum/viewtopic.php?f=9&amp;t=8716" text:style-name="Internet_20_link" text:visited-style-name="Visited_20_Internet_20_Link">https://forum.openoffice.org/en/forum/viewtopic.php?f=9&amp;t=8716</text:a> openoffice writer / background alternating 20190810_145027</text:p>
      <text:p text:style-name="Text_20_body"/>
      <text:p text:style-name="Text_20_body"/>
      <text:p text:style-name="Text_20_body">/ <text:span text:style-name="T1">---------------------------------------------------------------------- [docs] 20190810_144350 /</text:span></text:p>
      <text:p text:style-name="P6">---------------------------------------------------------------------- [steps] 20190810_150646</text:p>
      <text:list xml:id="list2224242057971744498" text:style-name="L5">
        <text:list-item>
          <text:p text:style-name="P8">build : list</text:p>
        </text:list-item>
        <text:list-item>
          <text:p text:style-name="P8">dl-ed files</text:p>
          <text:list>
            <text:list-item>
              <text:p text:style-name="P8">@C:\WORKS_2\Downloads\4k</text:p>
              <text:list>
                <text:list-item>
                  <text:p text:style-name="P8">change file name</text:p>
                </text:list-item>
                <text:list-item>
                  <text:p text:style-name="P8">move to : C:\WORKS_2\WS\WS_Others.JVEMV6\JVEMV6\52_nature-observation\7_birds\audios</text:p>
                </text:list-item>
              </text:list>
            </text:list-item>
            <text:list-item>
              <text:p text:style-name="P8">@C:\WORKS_2\WS\WS_Others.JVEMV6\JVEMV6\52_nature-observation\7_birds\audios</text:p>
              <text:list>
                <text:list-item>
                  <text:p text:style-name="P8">copy files</text:p>
                </text:list-item>
                <text:list-item>
                  <text:p text:style-name="P8">change file names : use → e.g. “96_ooruri_bc.mp3”</text:p>
                </text:list-item>
                <text:list-item>
                  <text:p text:style-name="P8"><text:soft-page-break/>copy re-named files to → C:\WORKS_2\WS\WS_Others.JVEMV6\JVEMV6\52_nature-observation\7_birds\to_mobile\list_birds_20190810_151135</text:p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  <text:p text:style-name="P6">/ ---------------------------------------------------------------------- [steps] 20190810_150646 /</text:p>
      <text:p text:style-name="P7">---------------------------------------------------------------------- [steps : closing] 20190810_155520</text:p>
      <text:list xml:id="list2271064304155553499" text:style-name="L6">
        <text:list-item>
          <text:p text:style-name="P9">iphone</text:p>
          <text:list>
            <text:list-item>
              <text:p text:style-name="P9">create : new playlist</text:p>
            </text:list-item>
          </text:list>
        </text:list-item>
        <text:list-item>
          <text:p text:style-name="P9">git</text:p>
          <text:list>
            <text:list-item>
              <text:p text:style-name="P9">console</text:p>
              <text:list>
                <text:list-item>
                  <text:p text:style-name="P9">r oj &amp;&amp; s</text:p>
                </text:list-item>
                <text:list-item>
                  <text:p text:style-name="P9">g c -a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commit</text:p>
            </text:list-item>
            <text:list-item>
              <text:p text:style-name="P9">console</text:p>
              <text:list>
                <text:list-item>
                  <text:p text:style-name="P9">p</text:p>
                </text:list-item>
                <text:list-item>
                  <text:p text:style-name="P9"/>
                  <text:p text:style-name="P9"/>
                </text:list-item>
              </text:list>
            </text:list-item>
          </text:list>
        </text:list-item>
        <text:list-item>
          <text:p text:style-name="P9">close apps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>pushd C:\WORKS_2\WS\WS_Others.JVEMV6\JVEMV6\52_nature-observation\7_birds</text:p>
          </table:table-cell>
        </table:table-row>
        <table:table-row>
          <table:table-cell table:style-name="表1.A2" office:value-type="string">
            <text:p text:style-name="P6">end_apps.bat</text:p>
          </table:table-cell>
        </table:table-row>
      </table:table>
      <text:list xml:id="list34777743" text:continue-numbering="true" text:style-name="L6">
        <text:list-item>
          <text:list>
            <text:list-item>
              <text:p text:style-name="P9">openoffice</text:p>
              <text:list>
                <text:list-item>
                  <text:p text:style-name="P9">doc</text:p>
                </text:list-item>
                <text:list-item>
                  <text:p text:style-name="P9">sheet</text:p>
                </text:list-item>
              </text:list>
            </text:list-item>
            <text:list-item>
              <text:p text:style-name="P9">git</text:p>
            </text:list-item>
            <text:list-item>
              <text:p text:style-name="P9">itunes</text:p>
            </text:list-item>
            <text:list-item>
              <text:p text:style-name="P9"/>
            </text:list-item>
          </text:list>
        </text:list-item>
      </text:list>
      <text:p text:style-name="P7">/ ---------------------------------------------------------------------- [steps : closing] 20190810_155520 /</text:p>
      <text:p text:style-name="P7"/>
      <text:p text:style-name="P6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4:32:27.86</meta:creation-date>
    <dc:date>2019-08-13T14:55:59.86</dc:date>
    <dc:creator>iwabuchi ken</dc:creator>
    <meta:editing-duration>PT3H11M45S</meta:editing-duration>
    <meta:editing-cycles>18</meta:editing-cycles>
    <meta:generator>OpenOffice/4.1.3$Win32 OpenOffice.org_project/413m1$Build-9783</meta:generator>
    <meta:document-statistic meta:table-count="1" meta:image-count="0" meta:object-count="0" meta:page-count="3" meta:paragraph-count="68" meta:word-count="336" meta:character-count="2767"/>
  </office:meta>
</office:document-meta>
</file>